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/>
    </style:style>
    <style:style style:name="P2" style:family="paragraph" style:parent-style-name="Heading_20_3">
      <style:text-properties style:font-name="Liberation Sans"/>
    </style:style>
    <style:style style:name="T1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Courier 10 Pitch"/>
    </style:style>
    <style:style style:name="T4" style:family="text">
      <style:text-properties style:font-name="Courier 10 Pitch" fo:font-weight="bold" style:font-weight-asian="bold" style:font-weight-complex="bold"/>
    </style:style>
    <style:style style:name="T5" style:family="text">
      <style:text-properties style:font-name="Courier 10 Pitch" fo:font-weight="normal" style:font-weight-asian="normal" style:font-weight-complex="normal"/>
    </style:style>
    <style:style style:name="T6" style:family="text">
      <style:text-properties style:font-name="Liberation Serif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">6.4 Sub-Lending Books</text:span>: <text:span text:style-name="T1">Keepers can sub-lend books in their possession to borrowers</text:span></text:h>
      <text:h text:style-name="Heading_20_3" text:outline-level="3">6.4.1: Record book lend</text:h>
      <text:p text:style-name="Text_20_body">What it does: Associates a <text:span text:style-name="T4">BookID </text:span>with a <text:span text:style-name="T4">BorrowerID</text:span> and change the status of the book as <text:span text:style-name="T4">lent</text:span>.</text:p>
      <text:p text:style-name="Text_20_body"/>
      <text:p text:style-name="Text_20_body">Input: <text:s/><text:span text:style-name="T4">int BookID, int BorrowerID</text:span></text:p>
      <text:p text:style-name="Text_20_body"><text:span text:style-name="T4"/></text:p>
      <text:p text:style-name="Text_20_body">Output: boolean, true on success, false on failure</text:p>
      <text:p text:style-name="Text_20_body"/>
      <text:p text:style-name="Text_20_body">Prototype: <text:span text:style-name="T4">boolean recordBookLend(int BookID, int BorrowerID);</text:span></text:p>
      <text:h text:style-name="Heading_20_3" text:outline-level="3">6.4.2: <text:s/>Request book return</text:h>
      <text:p text:style-name="Text_20_body"/>
      <text:p text:style-name="Text_20_body">What it does: <text:s/>Allows the keeper to change the state of the book to <text:span text:style-name="T4">requestReturn</text:span><text:span text:style-name="T6">, and notify the borrower of the request.</text:span></text:p>
      <text:p text:style-name="Text_20_body"/>
      <text:p text:style-name="Text_20_body">Input: <text:s/><text:span text:style-name="T4">int BookID</text:span></text:p>
      <text:p text:style-name="Text_20_body"/>
      <text:p text:style-name="Text_20_body">Output: boolean true if the request has been performed, and false on failure (e.g Book is not out on loan).</text:p>
      <text:p text:style-name="Text_20_body"/>
      <text:p text:style-name="Text_20_body">Prototype: <text:span text:style-name="T4">boolean requestBookReturn(int BookID);</text:span></text:p>
      <text:h text:style-name="P2" text:outline-level="3">6.4.3: Record book return</text:h>
      <text:p text:style-name="P1"/>
      <text:p text:style-name="Text_20_body">What it does: <text:span text:style-name="T6"><text:s/>Disassociate a borrower from a </text:span><text:span text:style-name="T4">BookID</text:span><text:span text:style-name="T6"> and set the book state to </text:span><text:span text:style-name="T4">withKeeper</text:span><text:span text:style-name="T6">, and notify the borrower of successful book return.</text:span></text:p>
      <text:p text:style-name="Text_20_body"><text:span text:style-name="T6"/></text:p>
      <text:p text:style-name="Text_20_body">Input: <text:span text:style-name="T4">int BookID</text:span></text:p>
      <text:p text:style-name="Text_20_body"/>
      <text:p text:style-name="Text_20_body">Output: boolean true if the request has been performed, and false on failure (e.g Book is not out on loan).</text:p>
      <text:p text:style-name="Text_20_body"/>
      <text:p text:style-name="P1">Prototype: <text:span text:style-name="T4">boolean recordBookReturn(int BookID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initial-creator>Simon Jouet</meta:initial-creator>
    <meta:creation-date>2010-01-29T13:23:29</meta:creation-date>
    <dc:creator>Simon Jouet</dc:creator>
    <dc:date>2010-01-29T14:26:40</dc:date>
    <meta:editing-cycles>1</meta:editing-cycles>
    <meta:editing-duration>PT58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166" meta:character-count="1006"/>
  </office:meta>
</office:document-meta>
</file>